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7.491cm"/>
    </style:style>
    <style:style style:name="co4" style:family="table-column">
      <style:table-column-properties fo:break-before="auto" style:column-width="6.27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3">
          <table:table-cell table:style-name="ce1" office:value-type="string">
            <text:p>Ressource</text:p>
          </table:table-cell>
          <table:table-cell table:style-name="ce2" office:value-type="string">
            <text:p>Methode</text:p>
          </table:table-cell>
          <table:table-cell table:style-name="ce2" office:value-type="string">
            <text:p>Semantik</text:p>
          </table:table-cell>
          <table:table-cell table:style-name="ce2" office:value-type="string">
            <text:p>Content-Type (req)</text:p>
          </table:table-cell>
          <table:table-cell table:style-name="ce2" office:value-type="string">
            <text:p>Content-Type(res)</text:p>
          </table:table-cell>
        </table:table-row>
        <table:table-row table:style-name="ro2">
          <table:table-cell table:style-name="ce1"/>
          <table:table-cell table:style-name="ce2" table:number-columns-repeated="4"/>
        </table:table-row>
        <table:table-row table:style-name="ro3">
          <table:table-cell office:value-type="string">
            <text:p>/series/seasons/seasonX</text:p>
          </table:table-cell>
          <table:table-cell office:value-type="string">
            <text:p>get</text:p>
          </table:table-cell>
          <table:table-cell office:value-type="string">
            <text:p>Gibt die Anzahl der Episoden aus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seasons/seasonX</text:p>
          </table:table-cell>
          <table:table-cell office:value-type="string">
            <text:p>put</text:p>
          </table:table-cell>
          <table:table-cell office:value-type="string">
            <text:p>Erweitert die Serie um eine weitere Episode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seasons</text:p>
          </table:table-cell>
          <table:table-cell office:value-type="string">
            <text:p>get</text:p>
          </table:table-cell>
          <table:table-cell office:value-type="string">
            <text:p>Gibt alle Staffeln der Serie aus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seasons</text:p>
          </table:table-cell>
          <table:table-cell office:value-type="string">
            <text:p>put</text:p>
          </table:table-cell>
          <table:table-cell office:value-type="string">
            <text:p>Erweitert die Serie um eine weiter Staffel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name</text:p>
          </table:table-cell>
          <table:table-cell office:value-type="string">
            <text:p>get</text:p>
          </table:table-cell>
          <table:table-cell office:value-type="string">
            <text:p>Ruft Namen der Serie an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name</text:p>
          </table:table-cell>
          <table:table-cell office:value-type="string">
            <text:p>post</text:p>
          </table:table-cell>
          <table:table-cell office:value-type="string">
            <text:p>Postet den Namen einer neuen Serie</text:p>
          </table:table-cell>
          <table:table-cell office:value-type="string">
            <text:p>application/jso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user</text:p>
          </table:table-cell>
          <table:table-cell office:value-type="string">
            <text:p>get</text:p>
          </table:table-cell>
          <table:table-cell office:value-type="string">
            <text:p>Gibt den User zurück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user</text:p>
          </table:table-cell>
          <table:table-cell office:value-type="string">
            <text:p>put </text:p>
          </table:table-cell>
          <table:table-cell office:value-type="string">
            <text:p>Aktualisiert die geschauten Serien des Users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user</text:p>
          </table:table-cell>
          <table:table-cell office:value-type="string">
            <text:p>post</text:p>
          </table:table-cell>
          <table:table-cell office:value-type="string">
            <text:p>Legt neuen User an</text:p>
          </table:table-cell>
          <table:table-cell office:value-type="string">
            <text:p>application/json</text:p>
          </table:table-cell>
          <table:table-cell office:value-type="string">
            <text:p>application/json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7.05.2015</text:date>, <text:time>15:17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1:12:10.78</meta:creation-date>
    <dc:date>2015-05-27T15:05:48.77</dc:date>
    <meta:editing-duration>PT9H49M46S</meta:editing-duration>
    <meta:editing-cycles>6</meta:editing-cycles>
    <meta:generator>OpenOffice/4.1.0$Win32 OpenOffice.org_project/410m18$Build-9764</meta:generator>
    <dc:creator>Bernd  Schneider</dc:creator>
    <meta:document-statistic meta:table-count="3" meta:cell-count="50" meta:object-count="0"/>
  </office:meta>
</office:document-meta>
</file>